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rsid="002d4491" officeooo:paragraph-rsid="002d4491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paragraph-rsid="002d4491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b6690" style:font-name-asian="Times New Roman1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b6690" officeooo:paragraph-rsid="002b6690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Preformatted_20_Text">
      <style:text-properties officeooo:paragraph-rsid="002d4491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ad70"/>
    </style:style>
    <style:style style:name="P28" style:family="paragraph" style:parent-style-name="Text_20_body">
      <style:paragraph-properties fo:text-align="justify" style:justify-single-word="false"/>
      <style:text-properties officeooo:paragraph-rsid="001cf517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b6690" officeooo:paragraph-rsid="00298661" style:font-name-asian="Times New Roman1" style:font-size-asian="14pt" style:font-name-complex="Times New Roman1" style:font-size-complex="14pt"/>
    </style:style>
    <style:style style:name="P31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d4491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b6690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b6690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f6945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style:text-underline-style="none" fo:font-weight="normal" officeooo:rsid="002b6690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6aab73" loext:opacity="100%" style:font-name="Liberation Mono" fo:font-size="12pt" fo:language="en" fo:country="US" fo:font-weight="bold" officeooo:rsid="00220ec1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298661" style:font-style-asian="italic" style:font-style-complex="italic"/>
    </style:style>
    <style:style style:name="T22" style:family="text">
      <style:text-properties officeooo:rsid="002d4491"/>
    </style:style>
    <style:style style:name="T23" style:family="text">
      <style:text-properties officeooo:rsid="00247636"/>
    </style:style>
    <style:style style:name="T24" style:family="text">
      <style:text-properties officeooo:rsid="002812b2"/>
    </style:style>
    <style:style style:name="T25" style:family="text">
      <style:text-properties officeooo:rsid="002dc9d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 (национальный исследовательский университет)</text:p>
      <text:p text:style-name="P5"/>
      <text:p text:style-name="P22">Институт информационных технологий и прикладной математики </text:p>
      <text:p text:style-name="P22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10">О</text:span><text:span text:style-name="T7">перационные системы" №</text:span><text:span text:style-name="T8">4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5"><text:span text:style-name="T1">Дата:</text:span><text:span text:style-name="T3"> </text:span><text:span text:style-name="T5">27</text:span><text:span text:style-name="T3">.</text:span><text:span text:style-name="T5">10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738_2004454639" text:style-name="Index_20_Link" text:visited-style-name="Index_20_Link">Цель работы<text:tab/>3</text:a></text:p>
          <text:p text:style-name="P23"><text:a xlink:type="simple" xlink:href="#__RefHeading__740_2004454639" text:style-name="Index_20_Link" text:visited-style-name="Index_20_Link">Постановка задачи<text:tab/>3</text:a></text:p>
          <text:p text:style-name="P23"><text:a xlink:type="simple" xlink:href="#__RefHeading__744_2004454639" text:style-name="Index_20_Link" text:visited-style-name="Index_20_Link">Общий алгоритм решения<text:tab/>4</text:a></text:p>
          <text:p text:style-name="P23"><text:a xlink:type="simple" xlink:href="#__RefHeading__746_2004454639" text:style-name="Index_20_Link" text:visited-style-name="Index_20_Link">Реализация<text:tab/>4</text:a></text:p>
          <text:p text:style-name="P23"><text:a xlink:type="simple" xlink:href="#__RefHeading__748_2004454639" text:style-name="Index_20_Link" text:visited-style-name="Index_20_Link">Пример работы<text:tab/>6</text:a></text:p>
          <text:p text:style-name="P23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3281937920" text:style-name="Outline">
        <text:list-item>
          <text:h text:style-name="P33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7">Целью является приобретение практических навыков в:</text:p>
      <text:p text:style-name="P17"><text:tab/>• Создание динамических библиотек</text:p>
      <text:p text:style-name="P17"><text:tab/>• Создание программ, которые используют функции динамических</text:p>
      <text:list xml:id="list201537949259683" text:continue-numbering="true" text:style-name="Outline">
        <text:list-item>
          <text:h text:style-name="P34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8">Требуется создать динамические библиотеки, которые реализуют</text:p>
      <text:p text:style-name="P18">определенный функционал.</text:p>
      <text:p text:style-name="P18">Далее использовать данные библиотеки 2-мя способами:</text:p>
      <text:p text:style-name="P18"><text:tab/>1. Во время компиляции (на этапе «линковки»/linking)</text:p>
      <text:p text:style-name="P18"><text:tab/>2. Во время исполнения программы. Библиотеки загружаются в память</text:p>
      <text:p text:style-name="P18">с помощью интерфейса ОС для работы с динамическими</text:p>
      <text:p text:style-name="P18">библиотеками</text:p>
      <text:p text:style-name="P18">В конечном итоге, в лабораторной работе необходимо получить следующие</text:p>
      <text:p text:style-name="P18">части:</text:p>
      <text:p text:style-name="P18"><text:tab/>• Динамические библиотеки, реализующие контракты, которые заданы</text:p>
      <text:p text:style-name="P18">вариантом;</text:p>
      <text:p text:style-name="P18"><text:tab/>• Тестовая программа (программа №1), которая используют одну из</text:p>
      <text:p text:style-name="P18">библиотек, используя знания полученные на этапе компиляции;</text:p>
      <text:p text:style-name="P18"><text:tab/>• Тестовая программа (программа №2), которая загружает библиотеки,</text:p>
      <text:p text:style-name="P18">используя только их местоположение и контракты.</text:p>
      <text:p text:style-name="P18">Провести анализ двух типов использования библиотек.</text:p>
      <text:p text:style-name="P18">Пользовательский ввод для обоих программ должен быть организован</text:p>
      <text:p text:style-name="P18">следующим образом:</text:p>
      <text:p text:style-name="P18"><text:tab/>1. Если пользователь вводит команду «0», то программа переключает <text:tab/>одну реализацию контрактов на другую (необходимо только для <text:tab/>программы №2). Можно реализовать лабораторную работу без данной <text:tab/>функции, но максимальная оценка в этом случае будет «хорошо»;</text:p>
      <text:p text:style-name="P19"><text:soft-page-break/><text:tab/>2. «1 arg1 arg2 … argN», где после «1» идут аргументы для первой <text:tab/>функции, предусмотренной контрактами. После ввода команды <text:tab/>происходит вызов первой функции, и на экране появляется результат её <text:tab/>выполнения;</text:p>
      <text:p text:style-name="P19"><text:tab/>3. «2 arg1 arg2 … argM», где после «2» идут аргументы для второй <text:tab/>функции, предусмотренной контрактами. После ввода команды <text:tab/>происходит вызов второй функции, и на экране появляется результат её <text:tab/>выполнения.</text:p>
      <text:p text:style-name="P20"><text:span text:style-name="T20">Вариант</text:span><text:span text:style-name="T19"> </text:span><text:span text:style-name="T21">3</text:span><text:span text:style-name="T20">4</text:span></text:p>
      <text:p text:style-name="P30"><text:tab/>1. Подсчет площади плоской геометрической фигуры по двум сторонам</text:p>
      <text:p text:style-name="P21"><text:tab/>2. Перевод числа x из десятичной системы счисления в другую</text:p>
      <text:list xml:id="list201537381469688" text:continue-numbering="true" text:style-name="Outline">
        <text:list-item>
          <text:h text:style-name="P34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7"><text:span text:style-name="T15">В данной лабораторной есть два 3 исполняемых файла - 2 с различными реализациями статических библиотек и 1 с динамическими библиотеками. Статическая библиотека подключается к программе на этапе компиляции и мы работаем с ней почти также, как с любой другой библиотекой. При использовании динамической библиотеки я использую средства языка, чтобы получить функции из нее. У меня имеется общий заголовочный файл и 2 файла с библиотеками, в которых написаны разные реализации двух функций. В программе, использующей динамическ</text:span><text:span text:style-name="T16">ую</text:span><text:span text:style-name="T15"> библиотеку, есть переменная, регулирующая какая библиотека должна быть подключена в текущий момент. По команде пользователя мы меняем динамические библиотеки.</text:span></text:p>
      <text:list xml:id="list201536993490338" text:continue-numbering="true" text:style-name="Outline">
        <text:list-item>
          <text:h text:style-name="P35" text:outline-level="1"><text:bookmark-start text:name="__RefHeading__746_2004454639"/>Реализация<text:bookmark-end text:name="__RefHeading__746_2004454639"/></text:h>
        </text:list-item>
      </text:list>
      <text:p text:style-name="P12">lib.h</text:p>
      <text:p text:style-name="P26"><text:span text:style-name="T14">-----------------------------------------------------------<text:line-break/></text:span><text:span text:style-name="T17">#pragma once</text:span></text:p>
      <text:p text:style-name="P31">#include &lt;stdio.h&gt;</text:p>
      <text:p text:style-name="P31">#include &lt;stdlib.h&gt;</text:p>
      <text:p text:style-name="P31">#include &lt;stdbool.h&gt;</text:p>
      <text:p text:style-name="P31"/>
      <text:p text:style-name="P31">float Square(float sideA, float sideB);</text:p>
      <text:p text:style-name="P31"/>
      <text:p text:style-name="P26"><text:soft-page-break/><text:span text:style-name="T17">char* translation(long number);</text:span><text:span text:style-name="T14"><text:line-break/>-----------------------------------------------------------</text:span></text:p>
      <text:p text:style-name="P11"><text:span text:style-name="T22">first_lib</text:span>.c</text:p>
      <text:p text:style-name="P26"><text:span text:style-name="T14">-----------------------------------------------------------<text:line-break/></text:span><text:span text:style-name="T17">#include "lib.h"</text:span></text:p>
      <text:p text:style-name="P31"/>
      <text:p text:style-name="P31">float Square(float sideA, float sideB) {</text:p>
      <text:p text:style-name="P31"><text:s text:c="4"/>return sideA * sideB;</text:p>
      <text:p text:style-name="P31">}</text:p>
      <text:p text:style-name="P31"/>
      <text:p text:style-name="P31">char* translation(long number) {</text:p>
      <text:p text:style-name="P31"><text:s text:c="4"/>char* result = (char*)malloc(sizeof(char) * 100);</text:p>
      <text:p text:style-name="P31"><text:s text:c="4"/>int index = 0;</text:p>
      <text:p text:style-name="P31"><text:s text:c="4"/></text:p>
      <text:p text:style-name="P31"><text:s text:c="4"/>for (; number &gt; 0; number /= 2) {</text:p>
      <text:p text:style-name="P31"><text:s text:c="8"/>result[index] = number % 2;</text:p>
      <text:p text:style-name="P31"><text:s text:c="8"/>index++;</text:p>
      <text:p text:style-name="P31"><text:s text:c="4"/>}</text:p>
      <text:p text:style-name="P31"/>
      <text:p text:style-name="P31"><text:s text:c="4"/>return result;</text:p>
      <text:p text:style-name="P26"><text:span text:style-name="T17">}</text:span><text:span text:style-name="T14"><text:line-break/>-----------------------------------------------------------</text:span></text:p>
      <text:p text:style-name="P13"><text:span text:style-name="T22">second_lib</text:span>.c</text:p>
      <text:p text:style-name="P26"><text:span text:style-name="T14">-----------------------------------------------------------<text:line-break/></text:span><text:span text:style-name="T17">#include "lib.h"</text:span></text:p>
      <text:p text:style-name="P31"/>
      <text:p text:style-name="P31">float Square(float sideA, float sideB) {</text:p>
      <text:p text:style-name="P31"><text:s text:c="4"/>return 0.5 * (sideA * sideB);</text:p>
      <text:p text:style-name="P31">}</text:p>
      <text:p text:style-name="P31"/>
      <text:p text:style-name="P31">char* translation(long number) {</text:p>
      <text:p text:style-name="P31"><text:s text:c="4"/>char* result = (char*)malloc(sizeof(char) * 100);</text:p>
      <text:p text:style-name="P31"><text:s text:c="4"/>int index = 0;</text:p>
      <text:p text:style-name="P31"><text:s text:c="4"/></text:p>
      <text:p text:style-name="P31"><text:s text:c="4"/>for (; number &gt; 0; number /= 3) {</text:p>
      <text:p text:style-name="P31"><text:s text:c="8"/>result[index] = number % 3;</text:p>
      <text:p text:style-name="P31"><text:s text:c="8"/>index++;</text:p>
      <text:p text:style-name="P31"><text:s text:c="4"/>}</text:p>
      <text:p text:style-name="P31"/>
      <text:p text:style-name="P31"><text:s text:c="4"/>return result;</text:p>
      <text:p text:style-name="P26"><text:span text:style-name="T17">}</text:span><text:span text:style-name="T14"><text:line-break/>-----------------------------------------------------------</text:span></text:p>
      <text:p text:style-name="P10"><text:span text:style-name="T22">static</text:span>.c</text:p>
      <text:p text:style-name="P26"><text:span text:style-name="T14">-----------------------------------------------------------<text:line-break/></text:span><text:span text:style-name="T17">#include "lib.h"</text:span></text:p>
      <text:p text:style-name="P31"/>
      <text:p text:style-name="P31">void print_array(char* temp_array) {</text:p>
      <text:p text:style-name="P31"><text:soft-page-break/><text:s text:c="4"/>bool flag = true;</text:p>
      <text:p text:style-name="P31"><text:s text:c="4"/>for (int index = sizeof(temp_array); index &gt;= 0; index--) {</text:p>
      <text:p text:style-name="P31"><text:s text:c="8"/>if (temp_array[index] == 0 &amp;&amp; flag) {</text:p>
      <text:p text:style-name="P31"><text:s text:c="12"/>continue;</text:p>
      <text:p text:style-name="P31"><text:s text:c="8"/>}</text:p>
      <text:p text:style-name="P31"><text:s text:c="8"/>flag = false;</text:p>
      <text:p text:style-name="P31"><text:s text:c="8"/>printf("%d", temp_array[index]);</text:p>
      <text:p text:style-name="P31"><text:s text:c="4"/>}</text:p>
      <text:p text:style-name="P31"><text:s text:c="4"/>printf("\n");</text:p>
      <text:p text:style-name="P31">}</text:p>
      <text:p text:style-name="P31"/>
      <text:p text:style-name="P31">int main() {</text:p>
      <text:p text:style-name="P31"><text:s text:c="4"/>int command;</text:p>
      <text:p text:style-name="P31"/>
      <text:p text:style-name="P31"><text:s text:c="4"/>while(scanf("%d", &amp;command) != EOF) {</text:p>
      <text:p text:style-name="P31"><text:s text:c="8"/>switch(command) {</text:p>
      <text:p text:style-name="P31"><text:s text:c="12"/></text:p>
      <text:p text:style-name="P31"><text:s text:c="12"/>case(-1) : </text:p>
      <text:p text:style-name="P31"><text:s text:c="16"/>return 0; <text:s text:c="3"/></text:p>
      <text:p text:style-name="P31"><text:s text:c="12"/></text:p>
      <text:p text:style-name="P31"><text:s text:c="12"/>case(1) : </text:p>
      <text:p text:style-name="P31"/>
      <text:p text:style-name="P31"><text:s text:c="16"/>float sideA, sideB;</text:p>
      <text:p text:style-name="P31"><text:s text:c="16"/>printf("Enter two sides of the figure: ");</text:p>
      <text:p text:style-name="P31"><text:s text:c="16"/>scanf("%f %f", &amp;sideA, &amp;sideB);</text:p>
      <text:p text:style-name="P31"><text:s text:c="16"/>printf("Result: %f\n", Square(sideA, sideB));</text:p>
      <text:p text:style-name="P31"><text:s text:c="16"/>break;</text:p>
      <text:p text:style-name="P31"/>
      <text:p text:style-name="P31"><text:s text:c="12"/>case(2) : </text:p>
      <text:p text:style-name="P31"/>
      <text:p text:style-name="P31"><text:s text:c="16"/>long number;</text:p>
      <text:p text:style-name="P31"><text:s text:c="16"/>printf("Enter the number to translate: ");</text:p>
      <text:p text:style-name="P31"><text:s text:c="16"/>scanf("%ld", &amp;number);</text:p>
      <text:p text:style-name="P31"/>
      <text:p text:style-name="P31"><text:s text:c="16"/>char* temp_array = translation(number);</text:p>
      <text:p text:style-name="P31"><text:s text:c="16"/>print_array(temp_array);</text:p>
      <text:p text:style-name="P31"><text:s text:c="16"/>break;</text:p>
      <text:p text:style-name="P31"/>
      <text:p text:style-name="P31"><text:s text:c="8"/>}</text:p>
      <text:p text:style-name="P31"><text:s text:c="4"/>}</text:p>
      <text:p text:style-name="P26"><text:span text:style-name="T17">}</text:span><text:span text:style-name="T14"><text:line-break/>-----------------------------------------------------------</text:span></text:p>
      <text:p text:style-name="P13"><text:span text:style-name="T22">dynamic</text:span>.c</text:p>
      <text:p text:style-name="P26"><text:span text:style-name="T14">-----------------------------------------------------------<text:line-break/></text:span><text:span text:style-name="T17">#include &lt;stdio.h&gt;</text:span></text:p>
      <text:p text:style-name="P31">#include &lt;stdbool.h&gt;</text:p>
      <text:p text:style-name="P31">#include &lt;stdlib.h&gt;</text:p>
      <text:p text:style-name="P31">#include &lt;dlfcn.h&gt;</text:p>
      <text:p text:style-name="P31"><text:soft-page-break/></text:p>
      <text:p text:style-name="P31">const char* FIRST_LIBRARY = "build/libfirst_lib.so";</text:p>
      <text:p text:style-name="P31">const char* SECOND_LIBRARY = "build/libsecond_lib.so";</text:p>
      <text:p text:style-name="P31">void* descriptor = NULL;</text:p>
      <text:p text:style-name="P31">int current_library = 2;</text:p>
      <text:p text:style-name="P31"/>
      <text:p text:style-name="P31">float(*Square)(float sideA, float sideB) = NULL;</text:p>
      <text:p text:style-name="P31"/>
      <text:p text:style-name="P31">char*(*translation)(long number) = NULL;</text:p>
      <text:p text:style-name="P31"/>
      <text:p text:style-name="P31">void switch_library() {</text:p>
      <text:p text:style-name="P31"><text:s text:c="4"/>if(current_library == 1) {</text:p>
      <text:p text:style-name="P31"/>
      <text:p text:style-name="P31"><text:s text:c="8"/>if(descriptor != NULL)</text:p>
      <text:p text:style-name="P31"><text:s text:c="12"/>dlclose(descriptor);</text:p>
      <text:p text:style-name="P31"/>
      <text:p text:style-name="P31"><text:s text:c="8"/>descriptor = dlopen(SECOND_LIBRARY, RTLD_LAZY);</text:p>
      <text:p text:style-name="P31"/>
      <text:p text:style-name="P31"><text:s text:c="8"/>Square = dlsym(descriptor, "Square");</text:p>
      <text:p text:style-name="P31"><text:s text:c="8"/>translation = dlsym(descriptor, "translation");</text:p>
      <text:p text:style-name="P31"/>
      <text:p text:style-name="P31"><text:s text:c="8"/>current_library = 2;</text:p>
      <text:p text:style-name="P31"/>
      <text:p text:style-name="P31"/>
      <text:p text:style-name="P31"><text:s text:c="4"/>} else {</text:p>
      <text:p text:style-name="P31"/>
      <text:p text:style-name="P31"><text:s text:c="8"/>if(descriptor != NULL)</text:p>
      <text:p text:style-name="P31"><text:s text:c="12"/>dlclose(descriptor);</text:p>
      <text:p text:style-name="P31"/>
      <text:p text:style-name="P31"><text:s text:c="8"/>descriptor = dlopen(FIRST_LIBRARY, RTLD_LAZY);</text:p>
      <text:p text:style-name="P31"/>
      <text:p text:style-name="P31"><text:s text:c="8"/>Square = dlsym(descriptor, "Square");</text:p>
      <text:p text:style-name="P31"><text:s text:c="8"/>translation = dlsym(descriptor, "translation");</text:p>
      <text:p text:style-name="P31"/>
      <text:p text:style-name="P31"><text:s text:c="8"/>current_library = 1;</text:p>
      <text:p text:style-name="P31"/>
      <text:p text:style-name="P31"><text:s text:c="4"/>}</text:p>
      <text:p text:style-name="P31"><text:s text:c="4"/>printf("Library switched\n");</text:p>
      <text:p text:style-name="P31">}</text:p>
      <text:p text:style-name="P31"/>
      <text:p text:style-name="P31">void print_array(char* temp_array) {</text:p>
      <text:p text:style-name="P31"><text:s text:c="4"/>bool flag = true;</text:p>
      <text:p text:style-name="P31"><text:s text:c="4"/>for (int index = sizeof(temp_array); index &gt;= 0; index--) {</text:p>
      <text:p text:style-name="P31"><text:s text:c="8"/>if (temp_array[index] == 0 &amp;&amp; flag) {</text:p>
      <text:p text:style-name="P31"><text:s text:c="12"/>continue;</text:p>
      <text:p text:style-name="P31"><text:s text:c="8"/>}</text:p>
      <text:p text:style-name="P31"><text:s text:c="8"/>flag = false;</text:p>
      <text:p text:style-name="P31"><text:s text:c="8"/>printf("%d", temp_array[index]);</text:p>
      <text:p text:style-name="P31"><text:s text:c="4"/>}</text:p>
      <text:p text:style-name="P31"><text:soft-page-break/><text:s text:c="4"/>printf("\n");</text:p>
      <text:p text:style-name="P31">}</text:p>
      <text:p text:style-name="P31"/>
      <text:p text:style-name="P31">int main() {</text:p>
      <text:p text:style-name="P31"><text:s text:c="4"/>switch_library();</text:p>
      <text:p text:style-name="P31"><text:s text:c="4"/>int command;</text:p>
      <text:p text:style-name="P31"/>
      <text:p text:style-name="P31"><text:s text:c="4"/>while(scanf("%d", &amp;command) != EOF) {</text:p>
      <text:p text:style-name="P31"><text:s text:c="8"/>switch(command) {</text:p>
      <text:p text:style-name="P31"><text:s text:c="12"/></text:p>
      <text:p text:style-name="P31"><text:s text:c="12"/>case(-1) : </text:p>
      <text:p text:style-name="P31"><text:s text:c="16"/>dlclose(descriptor);</text:p>
      <text:p text:style-name="P31"><text:s text:c="16"/>return 0; <text:s text:c="3"/></text:p>
      <text:p text:style-name="P31"/>
      <text:p text:style-name="P31"><text:s text:c="12"/>case(0) : </text:p>
      <text:p text:style-name="P31"><text:s text:c="16"/>switch_library();</text:p>
      <text:p text:style-name="P31"><text:s text:c="16"/>break;</text:p>
      <text:p text:style-name="P31"/>
      <text:p text:style-name="P31"><text:s text:c="12"/>case(1) : </text:p>
      <text:p text:style-name="P31"/>
      <text:p text:style-name="P31"><text:s text:c="16"/>float sideA, sideB;</text:p>
      <text:p text:style-name="P31"><text:s text:c="16"/>printf("Enter two sides of the figure: ");</text:p>
      <text:p text:style-name="P31"><text:s text:c="16"/>scanf("%f %f", &amp;sideA, &amp;sideB);</text:p>
      <text:p text:style-name="P31"><text:s text:c="16"/>printf("Result: %f\n", (*Square)(sideA, sideB));</text:p>
      <text:p text:style-name="P31"><text:s text:c="16"/>break;</text:p>
      <text:p text:style-name="P31"/>
      <text:p text:style-name="P31"><text:s text:c="12"/>case(2) : </text:p>
      <text:p text:style-name="P31"/>
      <text:p text:style-name="P31"><text:s text:c="16"/>long number;</text:p>
      <text:p text:style-name="P31"><text:s text:c="16"/>printf("Enter the number to translate: ");</text:p>
      <text:p text:style-name="P31"><text:s text:c="16"/>scanf("%ld", &amp;number);</text:p>
      <text:p text:style-name="P31"/>
      <text:p text:style-name="P31"><text:s text:c="16"/>char* temp_array = (*translation)(number);</text:p>
      <text:p text:style-name="P31"><text:s text:c="16"/>print_array(temp_array);</text:p>
      <text:p text:style-name="P31"><text:s text:c="16"/>break;</text:p>
      <text:p text:style-name="P31"/>
      <text:p text:style-name="P31"><text:s text:c="8"/>}</text:p>
      <text:p text:style-name="P31"><text:s text:c="4"/>}</text:p>
      <text:p text:style-name="P26"><text:span text:style-name="T17">}</text:span><text:span text:style-name="T14"><text:line-break/>-----------------------------------------------------------</text:span></text:p>
      <text:list xml:id="list201537451415435" text:continue-numbering="true" text:style-name="Outline">
        <text:list-item>
          <text:h text:style-name="P37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14">Test 1</text:p>
      <text:p text:style-name="P15">-----------------------------------------------------------</text:p>
      <text:p text:style-name="P16">speenker@speenker-MS-7C95:~/mai/OC_labs/lab4$ ./static_first</text:p>
      <text:p text:style-name="P16">1</text:p>
      <text:p text:style-name="P16">Enter two sides of the figure: 2 4</text:p>
      <text:p text:style-name="P16"><text:soft-page-break/>Result: 8.000000</text:p>
      <text:p text:style-name="P16">2</text:p>
      <text:p text:style-name="P16">Enter the number to translate: 3521</text:p>
      <text:p text:style-name="P16">111000001</text:p>
      <text:p text:style-name="P16">-1</text:p>
      <text:p text:style-name="P15">-----------------------------------------------------------</text:p>
      <text:p text:style-name="P15"><text:span text:style-name="T23">Test </text:span><text:span text:style-name="T24">2</text:span></text:p>
      <text:p text:style-name="P15">-----------------------------------------------------------</text:p>
      <text:p text:style-name="P16">speenker@speenker-MS-7C95:~/mai/OC_labs/lab4$ ./static_second</text:p>
      <text:p text:style-name="P16">1</text:p>
      <text:p text:style-name="P16">Enter two sides of the figure: 2 4</text:p>
      <text:p text:style-name="P16">Result: 4.000000</text:p>
      <text:p text:style-name="P16">2</text:p>
      <text:p text:style-name="P16">Enter the number to translate: 3521</text:p>
      <text:p text:style-name="P16">11211102</text:p>
      <text:p text:style-name="P16">-1</text:p>
      <text:p text:style-name="P32">-----------------------------------------------------------</text:p>
      <text:p text:style-name="P15"><text:span text:style-name="T23">Test </text:span><text:span text:style-name="T25">3</text:span></text:p>
      <text:p text:style-name="P15">-----------------------------------------------------------</text:p>
      <text:p text:style-name="P16">speenker@speenker-MS-7C95:~/mai/OC_labs/lab4$ ./dynamic</text:p>
      <text:p text:style-name="P16">Library switched</text:p>
      <text:p text:style-name="P16">1</text:p>
      <text:p text:style-name="P16">Enter two sides of the figure: 2 4</text:p>
      <text:p text:style-name="P16">Result: 8.000000</text:p>
      <text:p text:style-name="P16">2</text:p>
      <text:p text:style-name="P16">Enter the number to translate: 3521</text:p>
      <text:p text:style-name="P16">111000001</text:p>
      <text:p text:style-name="P16">0</text:p>
      <text:p text:style-name="P16">Library switched</text:p>
      <text:p text:style-name="P16">1</text:p>
      <text:p text:style-name="P16">Enter two sides of the figure: 2 4</text:p>
      <text:p text:style-name="P16">Result: 4.000000</text:p>
      <text:p text:style-name="P16">2</text:p>
      <text:p text:style-name="P16">Enter the number to translate: 3521</text:p>
      <text:p text:style-name="P16">11211102</text:p>
      <text:p text:style-name="P16">-1</text:p>
      <text:p text:style-name="P32">-----------------------------------------------------------</text:p>
      <text:list xml:id="list201536636720831" text:continue-numbering="true" text:style-name="Outline">
        <text:list-item>
          <text:h text:style-name="P36" text:outline-level="1"><text:soft-page-break/></text:h>
        </text:list-item>
        <text:list-item>
          <text:h text:style-name="P36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8"><text:span text:style-name="T12"><text:tab/>В ходе данной работы я познакомился со статическими и динамическими библиотеками. Их основное различие в компиляции: у статической библиотеки код полностью входит в исполняемый файл при компиляции. Благодаря этому ими проще делиться. В случае динамической библиотеки, код программы содержит только ссылку на библиотеку. Динамической библиотекой сложнее делиться, зато проще вносить изменения: не придется перекомпилировать исходные файлы программы, потому что библиотека передается по ссылке и все изменения уже будут доступны в момент выполнения программы. Для меня наиболее сложным было не написание данных библиотек, а их компиляция в </text:span><text:span text:style-name="T13">makefi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9</meta:editing-cycles>
    <meta:creation-date>2022-10-30T13:40:00</meta:creation-date>
    <dc:date>2023-12-20T20:15:36.318435096</dc:date>
    <dc:language>ru-RU</dc:language>
    <meta:editing-duration>PT2H45M24S</meta:editing-duration>
    <meta:generator>LibreOffice/7.3.7.2$Linux_X86_64 LibreOffice_project/30$Build-2</meta:generator>
    <meta:document-statistic meta:table-count="0" meta:image-count="0" meta:object-count="0" meta:page-count="10" meta:paragraph-count="239" meta:word-count="998" meta:character-count="9027" meta:non-whitespace-character-count="728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